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311c6" officeooo:paragraph-rsid="001311c6"/>
    </style:style>
    <style:style style:name="P2" style:family="paragraph" style:parent-style-name="Standard">
      <style:text-properties officeooo:rsid="00137c33" officeooo:paragraph-rsid="00137c33"/>
    </style:style>
    <style:style style:name="T1" style:family="text">
      <style:text-properties officeooo:rsid="001410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Users Stories :</text:p>
      <text:p text:style-name="P1"/>
      <text:p text:style-name="P1"/>
      <text:p text:style-name="P2">Marc organise un événement sportif. Il choisis d’utiliser SportNet pour gérer les inscriptions. Il s’inscrit donc sur SportNet. Une fois inscrit et connecter il crée son évènement, détails les épreuves, <text:s/>valide la création. Il partage alors le lien de l’évènement au différent club/association voulant participé.</text:p>
      <text:p text:style-name="P2"/>
      <text:p text:style-name="P2"/>
      <text:p text:style-name="P2">Jean, Michel, Robert, Anthony, Myriam, Laura, Miguel, Lee font partie d’un club de course et souhaite participé à <text:s/>l’évènement de Marc. Ils se connecte à l’URL fournis par Marc. Chacun leur tour, ils s’inscrivent aux différentes épreuve qui les intéresses.</text:p>
      <text:p text:style-name="P2"/>
      <text:p text:style-name="P2"/>
      <text:p text:style-name="P2">Quelque semaine plus tard, Marc constate sur la page de gestion de son évènement, qu’il à atteint le nombre de participant qu’il voulait. Il clôture alors les inscriptions et télécharge la liste des participants. </text:p>
      <text:p text:style-name="P2"/>
      <text:p text:style-name="P2"/>
      <text:p text:style-name="P2">Une fois la course passée, Marc poste sur son évènement le classement des différentes épreuves. Tous les participants peuvent consulter les résultats via l’URL précédemment fournis<text:span text:style-name="T1">S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0:21:48.354794456</meta:creation-date>
    <dc:date>2016-11-14T10:56:43.505822332</dc:date>
    <meta:editing-duration>PT2M24S</meta:editing-duration>
    <meta:editing-cycles>1</meta:editing-cycles>
    <meta:document-statistic meta:table-count="0" meta:image-count="0" meta:object-count="0" meta:page-count="1" meta:paragraph-count="5" meta:word-count="148" meta:character-count="979" meta:non-whitespace-character-count="833"/>
    <meta:generator>LibreOffice/5.2.3.1$Linux_X86_64 LibreOffice_project/20m0$Build-1</meta:generator>
  </office:meta>
</office:document-meta>
</file>